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ligra="http://www.calligra.org/2005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8.578in"/>
    </style:style>
    <style:style style:name="co3" style:family="table-column">
      <style:table-column-properties fo:break-before="auto" style:column-width="0.278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39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f1c1b"/>
    </style:style>
    <style:style style:name="ce2" style:family="table-cell" style:parent-style-name="Default">
      <style:text-properties fo:color="#1f1c1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1f1c1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UDF&lt;c&gt; #&lt;imm16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7</text:p>
          </table:table-cell>
        </table:table-row>
        <table:table-row table:style-name="ro3"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f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(0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m</text:p>
          </table:table-cell>
          <table:table-cell office:value-type="string">
            <text:p><text:s text:c="2"/>CPS&lt;effect&gt;,&lt;iflags&gt;{,#&lt;mode&gt;} CPS#&lt;mode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2</text:p>
          </table:table-cell>
        </table:table-row>
        <table:table-row table:style-name="ro3"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string">
            <text:p>(0)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(0)</text:p>
          </table:table-cell>
          <table:table-cell office:value-type="string">
            <text:p>E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SETEND &lt;endian specifier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PLI [&lt;Rn&gt;,#+/-&lt;imm12&gt;] PLI &lt;label&gt; PLI 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CLREX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string">
            <text:p>(1)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y</text:p>
          </table:table-cell>
          <table:table-cell office:value-type="string">
            <text:p><text:s text:c="2"/>DSB &lt;optio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string">
            <text:p>(1)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y</text:p>
          </table:table-cell>
          <table:table-cell office:value-type="string">
            <text:p><text:s text:c="2"/>DMB &lt;optio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string">
            <text:p>(1)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y</text:p>
          </table:table-cell>
          <table:table-cell office:value-type="string">
            <text:p><text:s text:c="2"/>ISB &lt;optio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5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PLD{W} [&lt;Rn&gt;,#+/-&lt;imm12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PLD &lt;label&gt; PLD 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PLI [&lt;Rn&gt;,+/-&lt;Rm&gt;{,&lt;sift&gt;}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PLD{W} [&lt;Rn&gt;,+/-&lt;Rm&gt;{,&lt;sift&gt;}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8</text:p>
          </table:table-cell>
        </table:table-row>
        <table:table-row table:style-name="ro3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(1)</text:p>
          </table:table-cell>
          <table:table-cell table:number-columns-repeated="9" office:value-type="string">
            <text:p>(0)</text:p>
          </table:table-cell>
          <table:table-cell office:value-type="string">
            <text:p><text:s text:c="2"/>RFE{&lt;amode&gt;} &lt;Rn&gt;{!}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3</text:p>
          </table:table-cell>
        </table:table-row>
        <table:table-row table:style-name="ro3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(1)</text:p>
          </table:table-cell>
          <table:table-cell table:number-columns-repeated="5" office:value-type="string">
            <text:p>(0)</text:p>
          </table:table-cell>
          <table:table-cell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(1)</text:p>
          </table:table-cell>
          <table:table-cell table:number-columns-repeated="3" office:value-type="string">
            <text:p>(0)</text:p>
          </table:table-cell>
          <table:table-cell table:number-columns-repeated="5" office:value-type="string">
            <text:p>m</text:p>
          </table:table-cell>
          <table:table-cell office:value-type="string">
            <text:p><text:s text:c="2"/>SRS{&lt;amode&gt;} SP{!},#&lt;mode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table:number-columns-repeated="24" office:value-type="string">
            <text:p>x</text:p>
          </table:table-cell>
          <table:table-cell office:value-type="string">
            <text:p><text:s text:c="2"/>BLX &lt;label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UL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ND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ND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LA{S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EOR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EOR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7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AAL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SP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LS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SP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UL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LA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H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H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B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H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&lt;x&gt;&lt;y&gt;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spec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ST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ST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spec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W&lt;y&gt;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W&lt;y&gt;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BKPT #&lt;imm16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X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XJ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LX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EQ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EQ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8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&lt;x&gt;&lt;y&gt;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DADD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8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HVC 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P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P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&lt;x&gt;&lt;y&gt;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DSUB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<text:s text:c="2"/>ERET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MC&lt;c&gt; #&lt;imm4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LZ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N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N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WP{B}&lt;c&gt; 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banked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spec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spec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banked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R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R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D&lt;c&gt; &lt;Rd&gt;,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D&lt;c&gt; 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OV{S}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X{S}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L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AS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O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L{S}&lt;c&gt; &lt;Rd&gt;,&lt;Rm&gt;,#&lt;imm5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4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S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B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B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I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I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H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H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VN{S}&lt;c&gt; &lt;Rd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VN{S}&lt;c&gt; &lt;Rd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&lt;opc1&gt;S&lt;c&gt; PC,&lt;Rn&gt;,&lt;Rm&gt;{,&lt;sift&gt;} &lt;opc2&gt;S&lt;c&gt; PC,&lt;Rm&gt;{,&lt;sift&gt;} &lt;opc3&gt;S&lt;c&gt; PC,&lt;Rn&gt;,#&lt;const&gt; RRXS&lt;c&gt; PC,&lt;Rn&gt;</text:p>
          </table:table-cell>
          <table:table-cell table:style-name="ce2" office:value-type="string">
            <text:p><text:s/>A2</text:p>
          </table:table-cell>
          <table:table-cell office:value-type="string">
            <text:p><text:s/>B9.3.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H&lt;c&gt; &lt;Rt&gt;,[&lt;Rn&gt;,+/-&lt;Rm&gt;]{!} STRH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D&lt;c&gt; &lt;Rt&gt;,&lt;Rt2&gt;,[&lt;Rn&gt;,+/-&lt;Rm&gt;]{!} LDRD&lt;c&gt; &lt;Rt&gt;,&lt;Rt2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D&lt;c&gt; &lt;Rt&gt;,&lt;Rt2&gt;,[&lt;Rn&gt;,+/-&lt;Rm&gt;]{!} STRD&lt;c&gt; &lt;Rt&gt;,&lt;Rt2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H&lt;c&gt; &lt;Rt&gt;,[&lt;Rn&gt;,+/-&lt;Rm&gt;]{!} LDRH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B&lt;c&gt; &lt;Rt&gt;,[&lt;Rn&gt;,+/-&lt;Rm&gt;]{!} LDRSB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&lt;c&gt; &lt;Rt&gt;,[&lt;Rn&gt;,+/-&lt;Rm&gt;]{!} LDRS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H&lt;c&gt; &lt;Rt&gt;,[&lt;Rn&gt;{,#+/-&lt;imm8&gt;}] STRH&lt;c&gt; &lt;Rt&gt;,[&lt;Rn&gt;],#+/-&lt;imm8&gt; STRH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D&lt;c&gt; &lt;Rt&gt;,&lt;Rt2&gt;,[&lt;Rn&gt;{,#+/-&lt;imm8&gt;}] LDRD&lt;c&gt; &lt;Rt&gt;,&lt;Rt2&gt;,[&lt;Rn&gt;],#+/-&lt;imm8&gt; LDRD&lt;c&gt; &lt;Rt&gt;,&lt;Rt2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D&lt;c&gt; &lt;Rt&gt;,&lt;Rt2&gt;,[&lt;Rn&gt;{,#+/-&lt;imm8&gt;}] STRD&lt;c&gt; &lt;Rt&gt;,&lt;Rt2&gt;,[&lt;Rn&gt;],#+/-&lt;imm8&gt; STRD&lt;c&gt; &lt;Rt&gt;,&lt;Rt2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&lt;c&gt; &lt;Rt&gt;,&lt;label&gt; LDRH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&lt;c&gt; &lt;Rt&gt;,&lt;label&gt; LDRSB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&lt;c&gt; &lt;Rt&gt;,&lt;label&gt; LDRS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&lt;c&gt; &lt;Rt&gt;,[&lt;Rn&gt;{,#+/-&lt;imm8&gt;}] LDRH&lt;c&gt; &lt;Rt&gt;,[&lt;Rn&gt;],#+/-&lt;imm8&gt; LDRH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&lt;c&gt; &lt;Rt&gt;,[&lt;Rn&gt;{,#+/-&lt;imm8&gt;}] LDRSB&lt;c&gt; &lt;Rt&gt;,[&lt;Rn&gt;],#+/-&lt;imm8&gt; LDRSB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&lt;c&gt; &lt;Rt&gt;,[&lt;Rn&gt;{,#+/-&lt;imm8&gt;}] LDRS&lt;c&gt; &lt;Rt&gt;,[&lt;Rn&gt;],#+/-&lt;imm8&gt; LDRS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(1)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D&lt;c&gt; &lt;Rt&gt;,&lt;Rt2&gt;,&lt;label&gt; LDRD&lt;c&gt; &lt;Rt&gt;,&lt;Rt2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3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ND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EOR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R&lt;c&gt; &lt;Rd&gt;,&lt;label bef&gt; SUB &lt;Rd&gt;,PC,#0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1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UB{S}&lt;c&gt; &lt;Rd&gt;,SP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5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UB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B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R&lt;c&gt; &lt;Rd&gt;,&lt;label af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D{S}&lt;c&gt; &lt;Rd&gt;,SP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D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5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C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BC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C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OVW&lt;c&gt; &lt;Rd&gt;,#&lt;imm16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10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TST&lt;c&gt; 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 text:c="2"/>NOP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2"/>YIELD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2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 text:c="2"/>WFE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2"/>WFI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SEV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y</text:p>
          </table:table-cell>
          <table:table-cell office:value-type="string">
            <text:p><text:s text:c="2"/>DBG&lt;c&gt; #&lt;optio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SR&lt;c&gt; &lt;spec reg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TEQ&lt;c&gt; 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OVT&lt;c&gt; &lt;Rd&gt;,#&lt;imm16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CMP&lt;c&gt; 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7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CMN&lt;c&gt; 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4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SR&lt;c&gt; &lt;spec reg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ORR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OV{S}&lt;c&gt; &lt;Rd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2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BIC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VN{S}&lt;c&gt; &lt;Rd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5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&lt;opc1&gt;S&lt;c&gt; PC,&lt;Rn&gt;,#&lt;const&gt; &lt;opc2&gt;S&lt;c&gt; PC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POP&lt;c&gt; &lt;registers&gt;,&lt;Rt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13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TRT&lt;c&gt; &lt;Rt&gt;,[&lt;Rn&gt;],{,+/-&lt;imm12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T&lt;c&gt; &lt;Rt&gt;,[&lt;Rn&gt;],{,#+/-&lt;imm12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TRBT&lt;c&gt; &lt;Rt&gt;,[&lt;Rn&gt;],#+/-&lt;imm12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BT&lt;c&gt; &lt;Rt&gt;,[&lt;Rn&gt;],#+/-&lt;imm12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PUSH&lt;c&gt; &lt;registers&gt;,&lt;Rt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13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TR&lt;c&gt; &lt;Rt&gt;,[&lt;Rn&gt;{,#+/-&lt;imm12&gt;}] STR&lt;c&gt; &lt;Rt&gt;,[&lt;Rn&gt;],#+/-&lt;imm12&gt; STR&lt;c&gt; &lt;Rt&gt;,[&lt;Rn&gt;,#+/-&lt;imm12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&lt;c&gt; &lt;Rt&gt;,&lt;label&gt; LDR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&lt;c&gt; &lt;Rt&gt;,[&lt;Rn&gt;{,#+/-&lt;imm12&gt;}] LDR&lt;c&gt; &lt;Rt&gt;,[&lt;Rn&gt;],#+/-&lt;imm12&gt; LDR&lt;c&gt; &lt;Rt&gt;,[&lt;Rn&gt;,#+/-&lt;imm12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TRB&lt;c&gt; &lt;Rt&gt;,[&lt;Rn&gt;{,#+/-&lt;imm12&gt;}] STRB&lt;c&gt; &lt;Rt&gt;,[&lt;Rn&gt;],#+/-&lt;imm12&gt; STRB&lt;c&gt; &lt;Rt&gt;,[&lt;Rn&gt;,#+/-&lt;imm12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B&lt;c&gt; &lt;Rt&gt;,&lt;label&gt; LDRB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B&lt;c&gt; &lt;Rt&gt;,[&lt;Rn&gt;{,#+/-&lt;imm12&gt;}] LDRB&lt;c&gt; &lt;Rt&gt;,[&lt;Rn&gt;],#+/-&lt;imm12&gt; LDRB&lt;c&gt; &lt;Rt&gt;,[&lt;Rn&gt;,#+/-&lt;imm12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B16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B16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PKHBT&lt;c&gt; &lt;Rd&gt;,&lt;Rn&gt;,&lt;Rm&gt;{,LSL#&lt;imm&gt;} PKHTB&lt;c&gt; &lt;Rd&gt;,&lt;Rn&gt;,&lt;Rm&gt;{,ASR#&lt;imm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EL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B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3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SAT16&lt;c&gt; &lt;Rd&gt;,#&lt;im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B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H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H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EV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EV16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SAT&lt;c&gt; &lt;Rd&gt;,#&lt;imm&gt;,&lt;Rn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B16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B16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B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T16&lt;c&gt; &lt;Rd&gt;,#&lt;imm4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B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H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H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BIT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EVSH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T&lt;c&gt; &lt;Rd&gt;,#&lt;imm5&gt;,&lt;Rn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9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B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0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B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AD{X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SD{X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D{X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SD{X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DIV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DIV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8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D{X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0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SLD{X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UL{R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LA{R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LS{R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DA8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5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w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BFX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4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b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<text:s text:c="2"/>BFC&lt;c&gt; &lt;Rd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b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BFI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string">
            <text:p>w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BFX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&lt;c&gt; &lt;Rt&gt;,[&lt;Rn&gt;,+/-&lt;Rm&gt;{,&lt;sift&gt;}]{!} STR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&lt;c&gt; &lt;Rt&gt;,[&lt;Rn&gt;,+/-&lt;Rm&gt;{,&lt;sift&gt;}]{!} LDR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B&lt;c&gt; &lt;Rt&gt;,[&lt;Rn&gt;,+/-&lt;Rm&gt;{,&lt;sift&gt;}]{!} STRB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B&lt;c&gt; &lt;Rt&gt;,[&lt;Rn&gt;,+/-&lt;Rm&gt;{,&lt;sift&gt;}]{!} LDRB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DA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LDMDA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5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POP&lt;c&gt; 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LDM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5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PUSH&lt;c&gt; 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DB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LDMDB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IB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LDMIB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5" office:value-type="string">
            <text:p>L</text:p>
          </table:table-cell>
          <table:table-cell office:value-type="string">
            <text:p><text:s text:c="2"/>LDM{&lt;amode&gt;}&lt;c&gt; &lt;Rn&gt;{!},&lt;registers with p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5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{&lt;amode&gt;}&lt;c&gt; &lt;Rn&gt;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7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5" office:value-type="string">
            <text:p>L</text:p>
          </table:table-cell>
          <table:table-cell office:value-type="string">
            <text:p><text:s text:c="2"/>LDM{&lt;amode&gt;}&lt;c&gt; &lt;Rn&gt;,&lt;registers without p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" office:value-type="string">
            <text:p>x</text:p>
          </table:table-cell>
          <table:table-cell office:value-type="string">
            <text:p><text:s text:c="2"/>B&lt;c&gt; &lt;label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string">
            <text:p>x</text:p>
          </table:table-cell>
          <table:table-cell office:value-type="string">
            <text:p><text:s text:c="2"/>BL&lt;c&gt; &lt;label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1">
            <text:p>1</text:p>
          </table:table-cell>
          <table:table-cell table:number-columns-repeated="24" office:value-type="string">
            <text:p>x</text:p>
          </table:table-cell>
          <table:table-cell office:value-type="string">
            <text:p><text:s text:c="2"/>SVC&lt;c&gt;_#&lt;imm24&gt;</text:p>
          </table:table-cell>
          <table:table-cell table:style-name="ce3" office:value-type="string">
            <text:p><text:s/>A1</text:p>
          </table:table-cell>
          <table:table-cell office:value-type="string">
            <text:p><text:s/>A8.8.228</text:p>
          </table:table-cell>
        </table:table-row>
        <table:table-row table:style-name="ro1" table:number-rows-repeated="104831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Class0" table:style-name="ta1" table:print="false"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ND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EOR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SP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SP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&lt;x&gt;&lt;y&gt;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spec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ST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spec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W&lt;y&gt;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W&lt;y&gt;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XJ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EQ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8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&lt;x&gt;&lt;y&gt;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P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&lt;x&gt;&lt;y&gt;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<text:s text:c="2"/>ERET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N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banked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spec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spec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banked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R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OV{S}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X{S}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L{S}&lt;c&gt; &lt;Rd&gt;,&lt;Rm&gt;,#&lt;imm5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4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S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I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VN{S}&lt;c&gt; &lt;Rd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&lt;opc1&gt;S&lt;c&gt; PC,&lt;Rn&gt;,&lt;Rm&gt;{,&lt;sift&gt;} &lt;opc2&gt;S&lt;c&gt; PC,&lt;Rm&gt;{,&lt;sift&gt;} &lt;opc3&gt;S&lt;c&gt; PC,&lt;Rn&gt;,#&lt;const&gt; RRXS&lt;c&gt; PC,&lt;Rn&gt;</text:p>
          </table:table-cell>
          <table:table-cell table:style-name="ce2" office:value-type="string">
            <text:p><text:s/>A2</text:p>
          </table:table-cell>
          <table:table-cell office:value-type="string">
            <text:p><text:s/>B9.3.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UL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ND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LA{S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EOR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8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AAL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LS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4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UL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LA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3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H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H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B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H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ST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BKPT #&lt;imm16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X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LX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EQ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DADD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8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HVC 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P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DSUB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MC&lt;c&gt; #&lt;imm4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LZ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N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WP{B}&lt;c&gt; 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R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D&lt;c&gt; &lt;Rd&gt;,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D&lt;c&gt; 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L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AS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O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B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B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I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H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H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VN{S}&lt;c&gt; &lt;Rd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H&lt;c&gt; &lt;Rt&gt;,[&lt;Rn&gt;,+/-&lt;Rm&gt;]{!} STRH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D&lt;c&gt; &lt;Rt&gt;,&lt;Rt2&gt;,[&lt;Rn&gt;,+/-&lt;Rm&gt;]{!} LDRD&lt;c&gt; &lt;Rt&gt;,&lt;Rt2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D&lt;c&gt; &lt;Rt&gt;,&lt;Rt2&gt;,[&lt;Rn&gt;,+/-&lt;Rm&gt;]{!} STRD&lt;c&gt; &lt;Rt&gt;,&lt;Rt2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H&lt;c&gt; &lt;Rt&gt;,[&lt;Rn&gt;,+/-&lt;Rm&gt;]{!} LDRH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B&lt;c&gt; &lt;Rt&gt;,[&lt;Rn&gt;,+/-&lt;Rm&gt;]{!} LDRSB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&lt;c&gt; &lt;Rt&gt;,[&lt;Rn&gt;,+/-&lt;Rm&gt;]{!} LDRS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H&lt;c&gt; &lt;Rt&gt;,[&lt;Rn&gt;{,#+/-&lt;imm8&gt;}] STRH&lt;c&gt; &lt;Rt&gt;,[&lt;Rn&gt;],#+/-&lt;imm8&gt; STRH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D&lt;c&gt; &lt;Rt&gt;,&lt;Rt2&gt;,[&lt;Rn&gt;{,#+/-&lt;imm8&gt;}] LDRD&lt;c&gt; &lt;Rt&gt;,&lt;Rt2&gt;,[&lt;Rn&gt;],#+/-&lt;imm8&gt; LDRD&lt;c&gt; &lt;Rt&gt;,&lt;Rt2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D&lt;c&gt; &lt;Rt&gt;,&lt;Rt2&gt;,[&lt;Rn&gt;{,#+/-&lt;imm8&gt;}] STRD&lt;c&gt; &lt;Rt&gt;,&lt;Rt2&gt;,[&lt;Rn&gt;],#+/-&lt;imm8&gt; STRD&lt;c&gt; &lt;Rt&gt;,&lt;Rt2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&lt;c&gt; &lt;Rt&gt;,&lt;label&gt; LDRH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&lt;c&gt; &lt;Rt&gt;,&lt;label&gt; LDRSB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&lt;c&gt; &lt;Rt&gt;,&lt;label&gt; LDRS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&lt;c&gt; &lt;Rt&gt;,[&lt;Rn&gt;{,#+/-&lt;imm8&gt;}] LDRH&lt;c&gt; &lt;Rt&gt;,[&lt;Rn&gt;],#+/-&lt;imm8&gt; LDRH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&lt;c&gt; &lt;Rt&gt;,[&lt;Rn&gt;{,#+/-&lt;imm8&gt;}] LDRSB&lt;c&gt; &lt;Rt&gt;,[&lt;Rn&gt;],#+/-&lt;imm8&gt; LDRSB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&lt;c&gt; &lt;Rt&gt;,[&lt;Rn&gt;{,#+/-&lt;imm8&gt;}] LDRS&lt;c&gt; &lt;Rt&gt;,[&lt;Rn&gt;],#+/-&lt;imm8&gt; LDRS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(1)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D&lt;c&gt; &lt;Rt&gt;,&lt;Rt2&gt;,&lt;label&gt; LDRD&lt;c&gt; &lt;Rt&gt;,&lt;Rt2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 table:number-rows-repeated="104846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Class3" table:style-name="ta1" table:print="false"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20</text:p>
          </table:table-cell>
        </table:table-row>
        <table:table-row table:style-name="ro2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9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B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0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B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&lt;c&gt; &lt;Rt&gt;,[&lt;Rn&gt;,+/-&lt;Rm&gt;{,&lt;sift&gt;}]{!} STR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&lt;c&gt; &lt;Rt&gt;,[&lt;Rn&gt;,+/-&lt;Rm&gt;{,&lt;sift&gt;}]{!} LDR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B&lt;c&gt; &lt;Rt&gt;,[&lt;Rn&gt;,+/-&lt;Rm&gt;{,&lt;sift&gt;}]{!} STRB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B&lt;c&gt; &lt;Rt&gt;,[&lt;Rn&gt;,+/-&lt;Rm&gt;{,&lt;sift&gt;}]{!} LDRB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UDF&lt;c&gt; #&lt;imm16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H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B16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B16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1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PKHBT&lt;c&gt; &lt;Rd&gt;,&lt;Rn&gt;,&lt;Rm&gt;{,LSL#&lt;imm&gt;} PKHTB&lt;c&gt; &lt;Rd&gt;,&lt;Rn&gt;,&lt;Rm&gt;{,ASR#&lt;imm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EL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B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3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SAT16&lt;c&gt; &lt;Rd&gt;,#&lt;im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B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H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H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EV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EV16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6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SAT&lt;c&gt; &lt;Rd&gt;,#&lt;imm&gt;,&lt;Rn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B16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B16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B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T16&lt;c&gt; &lt;Rd&gt;,#&lt;imm4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B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H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H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BIT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EVSH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T&lt;c&gt; &lt;Rd&gt;,#&lt;imm5&gt;,&lt;Rn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AD{X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SD{X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D{X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SD{X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DIV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DIV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8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D{X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0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SLD{X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UL{R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LA{R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LS{R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DA8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5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w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BFX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4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b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<text:s text:c="2"/>BFC&lt;c&gt; &lt;Rd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b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BFI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</text:p>
          </table:table-cell>
        </table:table-row>
        <table:table-row table:style-name="ro3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string">
            <text:p>w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BFX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 table:number-rows-repeated="1048490">
          <table:table-cell table:number-columns-repeated="35"/>
        </table:table-row>
        <table:table-row table:style-name="ro1">
          <table:table-cell table:number-columns-repeated="35"/>
        </table:table-row>
      </table:table>
      <table:database-ranges>
        <table:database-range table:target-range-address="Class0.A1:Class0.AMI1048576" table:contains-header="false">
          <table:sort>
            <table:sort-by table:field-number="2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ligra="http://www.calligra.org/2005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16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Linux OpenOffice.org_project/411m6$Build-9775</meta:generator>
    <dc:title/>
    <meta:initial-creator>Unknown</meta:initial-creator>
    <meta:editing-cycles>18</meta:editing-cycles>
    <dc:date>2015-05-04T16:17:41</dc:date>
    <meta:creation-date>2015-05-03T15:23:20</meta:creation-date>
    <dc:creator>Juha Aaltonen</dc:creator>
    <meta:editing-duration>PT17H31M57S</meta:editing-duration>
    <meta:document-statistic meta:table-count="3" meta:cell-count="16021" meta:object-count="0"/>
  </office:meta>
</office:document-meta>
</file>